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fo:color="#c9211e" officeooo:rsid="001c788c" officeooo:paragraph-rsid="001d6290"/>
    </style:style>
    <style:style style:name="P3" style:family="paragraph" style:parent-style-name="Standard">
      <style:text-properties fo:color="#c9211e" officeooo:rsid="001c788c" officeooo:paragraph-rsid="001e0036"/>
    </style:style>
    <style:style style:name="P4" style:family="paragraph" style:parent-style-name="Standard">
      <style:text-properties fo:color="#c9211e" officeooo:rsid="001c788c" officeooo:paragraph-rsid="001f1bb5"/>
    </style:style>
    <style:style style:name="P5" style:family="paragraph" style:parent-style-name="Standard">
      <style:text-properties fo:color="#c9211e" officeooo:paragraph-rsid="001f1bb5"/>
    </style:style>
    <style:style style:name="P6" style:family="paragraph" style:parent-style-name="Standard">
      <style:text-properties fo:color="#c9211e" officeooo:paragraph-rsid="00229a28"/>
    </style:style>
    <style:style style:name="P7" style:family="paragraph" style:parent-style-name="Standard">
      <style:text-properties fo:color="#c9211e" officeooo:paragraph-rsid="00238f1a"/>
    </style:style>
    <style:style style:name="P8" style:family="paragraph" style:parent-style-name="Standard">
      <style:text-properties officeooo:paragraph-rsid="001e0036"/>
    </style:style>
    <style:style style:name="P9" style:family="paragraph" style:parent-style-name="Standard">
      <style:text-properties officeooo:paragraph-rsid="001f1bb5"/>
    </style:style>
    <style:style style:name="P10" style:family="paragraph" style:parent-style-name="Standard">
      <style:text-properties officeooo:paragraph-rsid="0020a547"/>
    </style:style>
    <style:style style:name="T1" style:family="text">
      <style:text-properties fo:color="#c9211e"/>
    </style:style>
    <style:style style:name="T2" style:family="text">
      <style:text-properties fo:color="#c9211e" officeooo:rsid="001c788c"/>
    </style:style>
    <style:style style:name="T3" style:family="text">
      <style:text-properties fo:color="#c9211e" officeooo:rsid="001f1bb5"/>
    </style:style>
    <style:style style:name="T4" style:family="text">
      <style:text-properties fo:color="#c9211e" officeooo:rsid="0020a547"/>
    </style:style>
    <style:style style:name="T5" style:family="text">
      <style:text-properties fo:color="#c9211e" officeooo:rsid="00229a28"/>
    </style:style>
    <style:style style:name="T6" style:family="text">
      <style:text-properties fo:color="#c9211e" officeooo:rsid="0023024f"/>
    </style:style>
    <style:style style:name="T7" style:family="text">
      <style:text-properties officeooo:rsid="001d6290"/>
    </style:style>
    <style:style style:name="T8" style:family="text">
      <style:text-properties officeooo:rsid="001f1bb5"/>
    </style:style>
    <style:style style:name="T9" style:family="text">
      <style:text-properties officeooo:rsid="0020a547"/>
    </style:style>
    <style:style style:name="T10" style:family="text">
      <style:text-properties officeooo:rsid="00229a28"/>
    </style:style>
    <style:style style:name="T11" style:family="text">
      <style:text-properties officeooo:rsid="0023024f"/>
    </style:style>
    <style:style style:name="T12" style:family="text">
      <style:text-properties officeooo:rsid="00238f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arning activities</text:p>
      <text:p text:style-name="Standard"/>
      <text:p text:style-name="Standard">Choose the correct concept of the following words:</text:p>
      <text:p text:style-name="Standard"/>
      <text:p text:style-name="Standard">1) Memory</text:p>
      <text:p text:style-name="Standard"/>
      <text:p text:style-name="P1">(b) Enables a computer to store, at least temporarily, data and program.</text:p>
      <text:p text:style-name="Standard"/>
      <text:p text:style-name="Standard">2) Mass storage device</text:p>
      <text:p text:style-name="Standard"/>
      <text:p text:style-name="P1">(c) Allows a computer to permanently retain large amounts of data. Common mass storage devices</text:p>
      <text:p text:style-name="P1">include disk drives and tape drives.</text:p>
      <text:p text:style-name="Standard"/>
      <text:p text:style-name="Standard">3) Input device</text:p>
      <text:p text:style-name="Standard"/>
      <text:p text:style-name="P1">(a) Usually keyboard and mouse, the input device is the conduit through which data and instructions</text:p>
      <text:p text:style-name="Standard"><text:span text:style-name="T1">enter a computer.</text:span></text:p>
      <text:p text:style-name="Standard"/>
      <text:p text:style-name="Standard">4) Output device</text:p>
      <text:p text:style-name="Standard"/>
      <text:p text:style-name="P1">(a) A display screen, printer, or other device that lets you see what the computer has accomplished.</text:p>
      <text:p text:style-name="P1"/>
      <text:p text:style-name="Standard">5) Central Processing Unit (CPU)</text:p>
      <text:p text:style-name="Standard"/>
      <text:p text:style-name="P1">(c) The heart of the computer, this is the component that actually executes</text:p>
      <text:p text:style-name="P1">instructions.</text:p>
      <text:p text:style-name="P1"/>
      <text:p text:style-name="P1"/>
      <text:p text:style-name="Standard">Learning activities</text:p>
      <text:p text:style-name="Standard"/>
      <text:p text:style-name="Standard">Turn into the interrogative and negative form the follow phrases:</text:p>
      <text:p text:style-name="Standard"/>
      <text:p text:style-name="Standard">a) Debora cooked dinner last night.</text:p>
      <text:p text:style-name="P2">Interrogative: <text:span text:style-name="T7">Did </text:span>Debora cook dinner last night.</text:p>
      <text:p text:style-name="P2">Negative: Debora <text:s/>didn't cooked dinner last night.</text:p>
      <text:p text:style-name="P1"/>
      <text:p text:style-name="Standard">b) I studied english yesterday.</text:p>
      <text:p text:style-name="P2">Interrogative: <text:span text:style-name="T7">Did I study english yesterday.</text:span></text:p>
      <text:p text:style-name="P2">Negative: I didn't <text:s/>stud<text:span text:style-name="T7">y</text:span> english yesterday.</text:p>
      <text:p text:style-name="Standard"/>
      <text:p text:style-name="Standard">c) They open the computer.</text:p>
      <text:p text:style-name="P2">Interrogative: <text:span text:style-name="T7">Did </text:span>They open the computer.</text:p>
      <text:p text:style-name="P2">Negative: They didn't <text:s/>open the computer.</text:p>
      <text:p text:style-name="Standard"/>
      <text:p text:style-name="Standard">d) Raphaela worked all night.</text:p>
      <text:p text:style-name="P2">Interrogative: <text:span text:style-name="T7">Did </text:span>Raphaela work all night.</text:p>
      <text:p text:style-name="P2">Negative: Raphaela didn't <text:s/>work all night.</text:p>
      <text:p text:style-name="Standard"/>
      <text:p text:style-name="Standard">e) ARPAnet created the TCP/IP communications standard.</text:p>
      <text:p text:style-name="P2">Interrogative: <text:span text:style-name="T7">Did </text:span>ARPAnet creat<text:span text:style-name="T7">e</text:span> the TCP/IP communications standard.</text:p>
      <text:p text:style-name="P2">Negative: ARPAnet didn't <text:s/>creat<text:span text:style-name="T7">e</text:span> the TCP/IP communications standard.</text:p>
      <text:p text:style-name="P2"/>
      <text:p text:style-name="Standard"><text:soft-page-break/>Learning activities</text:p>
      <text:p text:style-name="Standard"/>
      <text:p text:style-name="Standard">Transform the phrases into negative form:</text:p>
      <text:p text:style-name="Standard"/>
      <text:p text:style-name="Standard">a) The keyboard was working.</text:p>
      <text:p text:style-name="P4">Negative: The keyboard <text:span text:style-name="T8">didn’t are</text:span> working.</text:p>
      <text:p text:style-name="Standard"/>
      <text:p text:style-name="Standard">b) ARPAnet was funded by the United States military after the cold war.</text:p>
      <text:p text:style-name="P9"><text:span text:style-name="T2">Negative: ARPAnet </text:span><text:span text:style-name="T3">didn’t </text:span><text:span text:style-name="T2">a</text:span><text:span text:style-name="T3">re</text:span><text:span text:style-name="T2"> funded by the United States military after the cold war.</text:span></text:p>
      <text:p text:style-name="P3"/>
      <text:p text:style-name="Standard">c) Networks were limited by their nature to only allow communications between the stations on the</text:p>
      <text:p text:style-name="Standard">local network.</text:p>
      <text:p text:style-name="P9"><text:span text:style-name="T2">Negative: Networks didn't</text:span><text:span text:style-name="T3"> </text:span><text:span text:style-name="T2">i</text:span><text:span text:style-name="T3">s</text:span><text:span text:style-name="T2"> limited by their nature to only allow communications between the stations on the local network.</text:span></text:p>
      <text:p text:style-name="P3"/>
      <text:p text:style-name="Standard">d) Programmers and researchers were using on the network computers.</text:p>
      <text:p text:style-name="P10"><text:span text:style-name="T2">Negative: Programmers and researchers didn't a</text:span><text:span text:style-name="T4">re</text:span><text:span text:style-name="T2"> using on the network computers.</text:span></text:p>
      <text:p text:style-name="P3"/>
      <text:p text:style-name="P3"/>
      <text:p text:style-name="P8">Learning activities</text:p>
      <text:p text:style-name="P8"/>
      <text:p text:style-name="P8">1. Ask questions to these answers:</text:p>
      <text:p text:style-name="P8"/>
      <text:p text:style-name="P8">a) Alvaro is driving the green car.</text:p>
      <text:p text:style-name="P5"><text:span text:style-name="T12">Did is </text:span>Alvaro driv<text:span text:style-name="T12">ing</text:span> the green car.</text:p>
      <text:p text:style-name="P8"/>
      <text:p text:style-name="P8">b) They are dancing in the nightclub.</text:p>
      <text:p text:style-name="P7"><text:span text:style-name="T12">Did are </text:span>They dancing in the nightclub?</text:p>
      <text:p text:style-name="P8"/>
      <text:p text:style-name="P8">c) She is sleeping alone.</text:p>
      <text:p text:style-name="P6"><text:span text:style-name="T12">Did is </text:span>She sleeping alone.</text:p>
      <text:p text:style-name="P8"/>
      <text:p text:style-name="P8">2. Fill in the blanks with the present continuous:</text:p>
      <text:p text:style-name="P8"/>
      <text:p text:style-name="P8">a) She <text:span text:style-name="T6">is </text:span><text:span text:style-name="T5">taking</text:span> photos.</text:p>
      <text:p text:style-name="P8"/>
      <text:p text:style-name="P8">b) William <text:span text:style-name="T1">is selling</text:span> good computers.</text:p>
      <text:p text:style-name="P8"/>
      <text:p text:style-name="P8">c) The computer <text:span text:style-name="T6">is </text:span><text:span text:style-name="T1">work</text:span><text:span text:style-name="T6">ing</text:span><text:span text:style-name="T1"> </text:span>very well.</text:p>
      <text:p text:style-name="P8"/>
      <text:p text:style-name="P8">d) The program <text:span text:style-name="T6">is </text:span><text:span text:style-name="T1">reinstall</text:span><text:span text:style-name="T6">ing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Open Sans" svg:font-family="'Open Sans', sans-serif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4T21:01:52.124589999</meta:creation-date>
    <dc:date>2019-12-04T22:04:08.461316258</dc:date>
    <meta:editing-duration>PT10M18S</meta:editing-duration>
    <meta:editing-cycles>4</meta:editing-cycles>
    <meta:generator>LibreOffice/6.3.0.4$Linux_X86_64 LibreOffice_project/057fc023c990d676a43019934386b85b21a9ee99</meta:generator>
    <meta:document-statistic meta:table-count="0" meta:image-count="0" meta:object-count="0" meta:page-count="2" meta:paragraph-count="56" meta:word-count="398" meta:character-count="2518" meta:non-whitespace-character-count="2171"/>
  </office:meta>
</office:document-meta>
</file>